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objectwithoutfill">
      <style:graphic-properties draw:marker-end="Arrow" draw:marker-end-width="0cm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8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0.254cm" svg:x="3.032cm" svg:y="3.653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0.254cm" svg:x="4.81cm" svg:y="4.034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397cm" svg:height="0.254cm" svg:x="4.81cm" svg:y="4.034cm">
          <text:p text:style-name="P1"><text:span text:style-name="T1">2</text:span><text:span text:style-name="T1"> </text:span><text:span text:style-name="T1">R</text:span><text:span text:style-name="T1">e</text:span><text:span text:style-name="T1">s</text:span><text:span text:style-name="T1"> </text:span><text:span text:style-name="T1">3</text:span><text:span text:style-name="T1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0.254cm" svg:x="6.588cm" svg:y="4.415cm">
          <text:p text:style-name="P1"><text:span text:style-name="T1">2</text:span><text:span text:style-name="T1"> </text:span><text:span text:style-name="T1">R</text:span><text:span text:style-name="T1">e</text:span><text:span text:style-name="T1">s</text:span><text:span text:style-name="T1"> </text:span><text:span text:style-name="T1">3</text:span><text:span text:style-name="T1">x</text:span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4.429cm" svg:y1="3.78cm" svg:x2="4.81cm" svg:y2="4.161cm" draw:start-shape="id1" draw:start-glue-point="1" draw:end-shape="id2" draw:end-glue-point="3" svg:d="M4429 3780h127v381h254" svg:viewBox="0 0 382 382">
          <text:p/>
        </draw:connector>
        <draw:connector draw:style-name="gr2" draw:text-style-name="P3" xml:id="id7" draw:id="id7" draw:layer="layout" draw:type="lines" draw:line-skew="-0.373cm 0.248cm" svg:x1="6.207cm" svg:y1="4.161cm" svg:x2="6.588cm" svg:y2="4.542cm" svg:d="M6207 4161h127v381h254" svg:viewBox="0 0 382 382">
          <text:p/>
        </draw:connector>
        <draw:connector draw:style-name="gr2" draw:text-style-name="P3" xml:id="id9" draw:id="id9" draw:layer="layout" draw:type="lines" draw:line-skew="-0.373cm 0.248cm" svg:x1="7.985cm" svg:y1="4.542cm" svg:x2="8.366cm" svg:y2="4.923cm" svg:d="M7985 4542h127v381h254" svg:viewBox="0 0 382 382">
          <text:p/>
        </draw:connector>
        <draw:custom-shape draw:style-name="gr1" draw:text-style-name="P2" xml:id="id3" draw:id="id3" draw:layer="layout" svg:width="1.397cm" svg:height="0.254cm" svg:x="8.366cm" svg:y="4.79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0.254cm" svg:x="10.144cm" svg:y="5.177cm">
          <text:p text:style-name="P1"><text:span text:style-name="T1">2</text:span><text:span text:style-name="T1"> </text:span><text:span text:style-name="T1">R</text:span><text:span text:style-name="T1">e</text:span><text:span text:style-name="T1">s</text:span><text:span text:style-name="T1"> </text:span><text:span text:style-name="T1">3</text:span><text:span text:style-name="T1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397cm" svg:height="0.254cm" svg:x="10.144cm" svg:y="5.17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0.254cm" svg:x="11.922cm" svg:y="5.558cm">
          <text:p text:style-name="P1"><text:span text:style-name="T1">2</text:span><text:span text:style-name="T1"> </text:span><text:span text:style-name="T1">R</text:span><text:span text:style-name="T1">e</text:span><text:span text:style-name="T1">s</text:span><text:span text:style-name="T1"> </text:span><text:span text:style-name="T1">3</text:span><text:span text:style-name="T1">x</text:span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9.763cm" svg:y1="4.923cm" svg:x2="10.144cm" svg:y2="5.304cm" draw:start-shape="id3" draw:start-glue-point="1" draw:end-shape="id4" draw:end-glue-point="3" svg:d="M9763 4923h127v381h254" svg:viewBox="0 0 382 382">
          <text:p/>
        </draw:connector>
        <draw:connector draw:style-name="gr2" draw:text-style-name="P3" xml:id="id12" draw:id="id12" draw:layer="layout" draw:type="lines" draw:line-skew="-0.373cm 0.248cm" svg:x1="11.541cm" svg:y1="5.304cm" svg:x2="11.922cm" svg:y2="5.685cm" svg:d="M11541 5304h127v381h254" svg:viewBox="0 0 382 382">
          <text:p/>
        </draw:connector>
        <draw:connector draw:style-name="gr2" draw:text-style-name="P3" xml:id="id14" draw:id="id14" draw:layer="layout" draw:type="lines" draw:line-skew="-0.373cm 0.248cm" svg:x1="13.319cm" svg:y1="5.685cm" svg:x2="13.7cm" svg:y2="6.066cm" svg:d="M13319 5685h127v381h254" svg:viewBox="0 0 382 382">
          <text:p/>
        </draw:connector>
        <draw:custom-shape draw:style-name="gr1" draw:text-style-name="P2" draw:layer="layout" svg:width="1.397cm" svg:height="0.254cm" svg:x="13.7cm" svg:y="5.939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16" draw:id="id16" draw:layer="layout" draw:type="lines" draw:line-skew="-0.373cm 0.248cm" svg:x1="15.097cm" svg:y1="6.066cm" svg:x2="15.478cm" svg:y2="6.447cm" svg:d="M15097 6066h127v381h254" svg:viewBox="0 0 382 382">
          <text:p/>
        </draw:connector>
        <draw:custom-shape draw:style-name="gr1" draw:text-style-name="P2" xml:id="id5" draw:id="id5" draw:layer="layout" svg:width="1.397cm" svg:height="0.254cm" svg:x="15.478cm" svg:y="6.32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397cm" svg:height="0.254cm" svg:x="17.256cm" svg:y="5.939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16.875cm" svg:y1="6.447cm" svg:x2="17.256cm" svg:y2="6.066cm" draw:start-shape="id5" draw:start-glue-point="1" draw:end-shape="id6" draw:end-glue-point="3" svg:d="M16875 6447h127v-381h254" svg:viewBox="0 0 382 382">
          <text:p/>
        </draw:connector>
        <draw:connector draw:style-name="gr2" draw:text-style-name="P3" draw:layer="layout" draw:type="lines" draw:line-skew="-0.373cm 0.248cm" svg:x1="18.653cm" svg:y1="6.066cm" svg:x2="19.034cm" svg:y2="5.685cm" svg:d="M18653 6066h127v-381h254" svg:viewBox="0 0 382 382">
          <text:p/>
        </draw:connector>
        <draw:custom-shape draw:style-name="gr1" draw:text-style-name="P2" xml:id="id15" draw:id="id15" draw:layer="layout" svg:width="1.397cm" svg:height="0.254cm" svg:x="19.034cm" svg:y="5.558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0.431cm" svg:y1="5.685cm" svg:x2="20.812cm" svg:y2="5.304cm" svg:d="M20431 5685h127v-381h254" svg:viewBox="0 0 382 382">
          <text:p/>
        </draw:connector>
        <draw:custom-shape draw:style-name="gr1" draw:text-style-name="P2" xml:id="id13" draw:id="id13" draw:layer="layout" svg:width="1.397cm" svg:height="0.254cm" svg:x="20.812cm" svg:y="5.17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2.209cm" svg:y1="5.304cm" svg:x2="22.59cm" svg:y2="4.923cm" svg:d="M22209 5304h127v-381h254" svg:viewBox="0 0 382 382">
          <text:p/>
        </draw:connector>
        <draw:custom-shape draw:style-name="gr1" draw:text-style-name="P2" xml:id="id11" draw:id="id11" draw:layer="layout" svg:width="1.397cm" svg:height="0.254cm" svg:x="22.59cm" svg:y="4.79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3.987cm" svg:y1="4.923cm" svg:x2="24.368cm" svg:y2="4.542cm" svg:d="M23987 4923h127v-381h254" svg:viewBox="0 0 382 382">
          <text:p/>
        </draw:connector>
        <draw:custom-shape draw:style-name="gr1" draw:text-style-name="P2" xml:id="id10" draw:id="id10" draw:layer="layout" svg:width="1.397cm" svg:height="0.254cm" svg:x="24.368cm" svg:y="4.415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5.765cm" svg:y1="4.542cm" svg:x2="26.146cm" svg:y2="4.161cm" svg:d="M25765 4542h127v-381h254" svg:viewBox="0 0 382 382">
          <text:p/>
        </draw:connector>
        <draw:custom-shape draw:style-name="gr1" draw:text-style-name="P2" xml:id="id8" draw:id="id8" draw:layer="layout" svg:width="1.397cm" svg:height="0.254cm" svg:x="26.146cm" svg:y="4.034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7.543cm" svg:y1="4.161cm" svg:x2="27.924cm" svg:y2="3.78cm" svg:d="M27543 4161h127v-381h254" svg:viewBox="0 0 382 382">
          <text:p/>
        </draw:connector>
        <draw:custom-shape draw:style-name="gr1" draw:text-style-name="P2" xml:id="id17" draw:id="id17" draw:layer="layout" svg:width="1.397cm" svg:height="0.254cm" svg:x="27.924cm" svg:y="3.653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29cm" svg:y1="3.78cm" svg:x2="27.924cm" svg:y2="3.78cm">
          <text:p/>
        </draw:line>
        <draw:connector draw:style-name="gr4" draw:text-style-name="P1" draw:layer="layout" draw:line-skew="0.501cm" svg:x1="6.207cm" svg:y1="4.161cm" svg:x2="26.146cm" svg:y2="4.161cm" draw:start-shape="id7" draw:start-glue-point="2" draw:end-shape="id8" draw:end-glue-point="3" svg:d="M6207 4161h10159 9780" svg:viewBox="0 0 19940 1">
          <text:p/>
        </draw:connector>
        <draw:connector draw:style-name="gr4" draw:text-style-name="P1" draw:layer="layout" draw:line-skew="0.501cm" svg:x1="7.985cm" svg:y1="4.542cm" svg:x2="24.368cm" svg:y2="4.542cm" draw:start-shape="id9" draw:start-glue-point="2" draw:end-shape="id10" draw:end-glue-point="3" svg:d="M7985 4542h8381 8002" svg:viewBox="0 0 16384 1">
          <text:p/>
        </draw:connector>
        <draw:connector draw:style-name="gr4" draw:text-style-name="P1" draw:layer="layout" svg:x1="9.763cm" svg:y1="4.923cm" svg:x2="22.59cm" svg:y2="4.923cm" draw:start-shape="id3" draw:start-glue-point="1" draw:end-shape="id11" draw:end-glue-point="3" svg:d="M9763 4923h12827" svg:viewBox="0 0 12828 1">
          <text:p/>
        </draw:connector>
        <draw:connector draw:style-name="gr4" draw:text-style-name="P1" draw:layer="layout" draw:line-skew="0.501cm" svg:x1="11.541cm" svg:y1="5.304cm" svg:x2="20.812cm" svg:y2="5.304cm" draw:start-shape="id12" draw:start-glue-point="2" draw:end-shape="id13" draw:end-glue-point="3" svg:d="M11541 5304h4825 4446" svg:viewBox="0 0 9272 1">
          <text:p/>
        </draw:connector>
        <draw:connector draw:style-name="gr4" draw:text-style-name="P1" draw:layer="layout" draw:line-skew="0.501cm" svg:x1="13.319cm" svg:y1="5.685cm" svg:x2="19.034cm" svg:y2="5.685cm" draw:start-shape="id14" draw:start-glue-point="2" draw:end-shape="id15" draw:end-glue-point="3" svg:d="M13319 5685h3047 2668" svg:viewBox="0 0 5716 1">
          <text:p/>
        </draw:connector>
        <draw:connector draw:style-name="gr4" draw:text-style-name="P1" draw:layer="layout" draw:line-skew="0.501cm" svg:x1="15.097cm" svg:y1="6.066cm" svg:x2="17.256cm" svg:y2="6.066cm" draw:start-shape="id16" draw:start-glue-point="2" draw:end-shape="id6" draw:end-glue-point="3" svg:d="M15097 6066h1269 890" svg:viewBox="0 0 2160 1">
          <text:p/>
        </draw:connector>
        <draw:custom-shape draw:style-name="gr1" draw:text-style-name="P2" xml:id="id18" draw:id="id18" draw:layer="layout" svg:width="1.397cm" svg:height="0.254cm" svg:x="29.702cm" svg:y="3.653cm">
          <text:p text:style-name="P1"><text:span text:style-name="T1">Conv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9.321cm" svg:y1="3.78cm" svg:x2="29.702cm" svg:y2="3.78cm" draw:start-shape="id17" draw:start-glue-point="1" draw:end-shape="id18" draw:end-glue-point="3" svg:d="M29321 3780h381" svg:viewBox="0 0 382 1">
          <text:p/>
        </draw:connector>
        <draw:frame draw:style-name="gr5" draw:text-style-name="P4" draw:layer="layout" svg:width="11.557cm" svg:height="2.028cm" svg:x="11.668cm" svg:y="0.877cm">
          <draw:text-box>
            <text:p><text:span text:style-name="T2">Network Architectures</text:span></text:p>
          </draw:text-box>
        </draw:frame>
        <draw:frame draw:style-name="gr6" draw:text-style-name="P5" draw:layer="layout" svg:width="10.541cm" svg:height="2.384cm" svg:x="11.795cm" svg:y="2.426cm">
          <draw:text-box>
            <text:p>2D Flow Prediction Network</text:p>
          </draw:text-box>
        </draw:frame>
        <draw:custom-shape draw:style-name="gr1" draw:text-style-name="P2" xml:id="id19" draw:id="id19" draw:layer="layout" svg:width="1.651cm" svg:height="0.254cm" svg:x="5.191cm" svg:y="8.366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97cm" svg:height="0.254cm" svg:x="7.223cm" svg:y="8.74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51cm" svg:height="0.254cm" svg:x="7.223cm" svg:y="8.747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51cm" svg:height="0.254cm" svg:x="9.255cm" svg:y="9.128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6.842cm" svg:y1="8.493cm" svg:x2="7.223cm" svg:y2="8.874cm" draw:start-shape="id19" draw:start-glue-point="1" draw:end-shape="id20" draw:end-glue-point="3" svg:d="M6842 8493h127v381h254" svg:viewBox="0 0 382 382">
          <text:p/>
        </draw:connector>
        <draw:connector draw:style-name="gr2" draw:text-style-name="P3" xml:id="id27" draw:id="id27" draw:layer="layout" draw:type="lines" draw:line-skew="-0.373cm 0.248cm" svg:x1="8.874cm" svg:y1="8.874cm" svg:x2="9.255cm" svg:y2="9.255cm" svg:d="M8874 8874h127v381h254" svg:viewBox="0 0 382 382">
          <text:p/>
        </draw:connector>
        <draw:connector draw:style-name="gr2" draw:text-style-name="P3" draw:layer="layout" draw:type="lines" draw:line-skew="-0.373cm 0.248cm" svg:x1="10.906cm" svg:y1="9.255cm" svg:x2="11.287cm" svg:y2="9.636cm" svg:d="M10906 9255h127v381h254" svg:viewBox="0 0 382 382">
          <text:p/>
        </draw:connector>
        <draw:custom-shape draw:style-name="gr1" draw:text-style-name="P2" xml:id="id21" draw:id="id21" draw:layer="layout" svg:width="1.651cm" svg:height="0.254cm" svg:x="11.287cm" svg:y="9.509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51cm" svg:height="0.254cm" svg:x="13.319cm" svg:y="9.89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0.254cm" svg:x="15.351cm" svg:y="10.271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12.938cm" svg:y1="9.636cm" svg:x2="13.319cm" svg:y2="10.017cm" draw:start-shape="id21" draw:start-glue-point="1" draw:end-shape="id22" draw:end-glue-point="3" svg:d="M12938 9636h127v381h254" svg:viewBox="0 0 382 382">
          <text:p/>
        </draw:connector>
        <draw:connector draw:style-name="gr2" draw:text-style-name="P3" draw:layer="layout" draw:type="lines" draw:line-skew="-0.373cm 0.248cm" svg:x1="14.97cm" svg:y1="10.017cm" svg:x2="15.351cm" svg:y2="10.398cm" svg:d="M14970 10017h127v381h254" svg:viewBox="0 0 382 382">
          <text:p/>
        </draw:connector>
        <draw:connector draw:style-name="gr2" draw:text-style-name="P3" draw:layer="layout" draw:type="lines" draw:line-skew="-0.373cm 0.248cm" svg:x1="17.002cm" svg:y1="10.398cm" svg:x2="17.383cm" svg:y2="10.017cm" svg:d="M17002 10398h127v-381h254" svg:viewBox="0 0 382 382">
          <text:p/>
        </draw:connector>
        <draw:custom-shape draw:style-name="gr1" draw:text-style-name="P2" xml:id="id32" draw:id="id32" draw:layer="layout" svg:width="1.651cm" svg:height="0.254cm" svg:x="17.383cm" svg:y="9.89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19.034cm" svg:y1="10.017cm" svg:x2="19.415cm" svg:y2="9.636cm" svg:d="M19034 10017h127v-381h254" svg:viewBox="0 0 382 382">
          <text:p/>
        </draw:connector>
        <draw:custom-shape draw:style-name="gr1" draw:text-style-name="P2" xml:id="id31" draw:id="id31" draw:layer="layout" svg:width="1.651cm" svg:height="0.254cm" svg:x="19.415cm" svg:y="9.509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1.066cm" svg:y1="9.636cm" svg:x2="21.447cm" svg:y2="9.255cm" svg:d="M21066 9636h127v-381h254" svg:viewBox="0 0 382 382">
          <text:p/>
        </draw:connector>
        <draw:custom-shape draw:style-name="gr1" draw:text-style-name="P2" xml:id="id30" draw:id="id30" draw:layer="layout" svg:width="1.651cm" svg:height="0.254cm" svg:x="21.447cm" svg:y="9.128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3.098cm" svg:y1="9.255cm" svg:x2="23.479cm" svg:y2="8.874cm" svg:d="M23098 9255h127v-381h254" svg:viewBox="0 0 382 382">
          <text:p/>
        </draw:connector>
        <draw:custom-shape draw:style-name="gr1" draw:text-style-name="P2" xml:id="id28" draw:id="id28" draw:layer="layout" svg:width="1.651cm" svg:height="0.254cm" svg:x="23.479cm" svg:y="8.747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5.13cm" svg:y1="8.874cm" svg:x2="25.511cm" svg:y2="8.493cm" svg:d="M25130 8874h127v-381h254" svg:viewBox="0 0 382 382">
          <text:p/>
        </draw:connector>
        <draw:custom-shape draw:style-name="gr1" draw:text-style-name="P2" xml:id="id23" draw:id="id23" draw:layer="layout" svg:width="1.651cm" svg:height="0.254cm" svg:x="25.511cm" svg:y="8.366cm">
          <text:p text:style-name="P1"><text:span text:style-name="T1">2 Res 3x3x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51cm" svg:height="0.254cm" svg:x="27.543cm" svg:y="8.366cm">
          <text:p text:style-name="P1"><text:span text:style-name="T1">Conv 3x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7.162cm" svg:y1="8.493cm" svg:x2="27.543cm" svg:y2="8.493cm" draw:start-shape="id23" draw:start-glue-point="1" draw:end-shape="id24" draw:end-glue-point="3" svg:d="M27162 8493h381" svg:viewBox="0 0 382 1">
          <text:p/>
        </draw:connector>
        <draw:custom-shape draw:style-name="gr1" draw:text-style-name="P2" draw:layer="layout" svg:width="1.397cm" svg:height="0.254cm" svg:x="1cm" svg:y="3.653cm">
          <text:p text:style-name="P1"><text:span text:style-name="T1">Boundary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25" draw:id="id25" draw:layer="layout" svg:x1="2.397cm" svg:y1="3.78cm" svg:x2="3.032cm" svg:y2="3.78cm">
          <text:p/>
        </draw:line>
        <draw:connector draw:style-name="gr2" draw:text-style-name="P3" draw:layer="layout" draw:line-skew="0.254cm" svg:x1="2.714cm" svg:y1="3.78cm" svg:x2="31.734cm" svg:y2="3.526cm" draw:start-shape="id25" draw:start-glue-point="0" draw:end-shape="id26" draw:end-glue-point="4" svg:d="M2714 3780v-501h29020v247" svg:viewBox="0 0 29021 502">
          <text:p/>
        </draw:connector>
        <draw:custom-shape draw:style-name="gr7" draw:text-style-name="P6" xml:id="id26" draw:id="id26" draw:layer="layout" svg:width="0.508cm" svg:height="0.508cm" svg:x="31.48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54cm" svg:height="0.254cm" svg:x="31.607cm" svg:y="3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31.099cm" svg:y1="3.78cm" svg:x2="31.48cm" svg:y2="3.78cm" svg:d="M31099 3780h381" svg:viewBox="0 0 382 1">
          <text:p/>
        </draw:connector>
        <draw:line draw:style-name="gr2" draw:text-style-name="P3" draw:layer="layout" svg:x1="31.988cm" svg:y1="3.78cm" svg:x2="32.369cm" svg:y2="3.78cm">
          <text:p/>
        </draw:line>
        <draw:custom-shape draw:style-name="gr1" draw:text-style-name="P2" draw:layer="layout" svg:width="1.397cm" svg:height="0.254cm" svg:x="32.369cm" svg:y="3.653cm">
          <text:p text:style-name="P1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18cm" svg:height="0.381cm" svg:x="29.575cm" svg:y="4.288cm">
          <text:p text:style-name="P1"><text:span text:style-name="T1">Set Flow to zero on boundar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842cm" svg:y1="8.493cm" svg:x2="25.511cm" svg:y2="8.493cm" draw:start-shape="id19" draw:start-glue-point="1" draw:end-shape="id23" draw:end-glue-point="3" svg:d="M6842 8493h18669" svg:viewBox="0 0 18670 1">
          <text:p/>
        </draw:connector>
        <draw:connector draw:style-name="gr2" draw:text-style-name="P3" draw:layer="layout" draw:type="line" svg:x1="8.874cm" svg:y1="8.874cm" svg:x2="23.479cm" svg:y2="8.874cm" draw:start-shape="id27" draw:start-glue-point="2" draw:end-shape="id28" draw:end-glue-point="3" svg:d="M8874 8874h14605" svg:viewBox="0 0 14606 1">
          <text:p/>
        </draw:connector>
        <draw:connector draw:style-name="gr2" draw:text-style-name="P3" draw:layer="layout" draw:type="line" svg:x1="10.906cm" svg:y1="9.255cm" svg:x2="21.447cm" svg:y2="9.255cm" draw:start-shape="id29" draw:end-shape="id30" draw:end-glue-point="3" svg:d="M10906 9255h10541" svg:viewBox="0 0 10542 1">
          <text:p/>
        </draw:connector>
        <draw:connector draw:style-name="gr2" draw:text-style-name="P3" draw:layer="layout" draw:type="line" svg:x1="12.938cm" svg:y1="9.636cm" svg:x2="19.415cm" svg:y2="9.636cm" draw:start-shape="id21" draw:start-glue-point="1" draw:end-shape="id31" draw:end-glue-point="3" svg:d="M12938 9636h6477" svg:viewBox="0 0 6478 1">
          <text:p/>
        </draw:connector>
        <draw:connector draw:style-name="gr2" draw:text-style-name="P3" draw:layer="layout" draw:type="line" svg:x1="14.97cm" svg:y1="10.017cm" svg:x2="17.383cm" svg:y2="10.017cm" draw:start-shape="id22" draw:end-shape="id32" draw:end-glue-point="3" svg:d="M14970 10017h2413" svg:viewBox="0 0 2414 1">
          <text:p/>
        </draw:connector>
        <draw:custom-shape draw:style-name="gr7" draw:text-style-name="P6" xml:id="id34" draw:id="id34" draw:layer="layout" svg:width="0.508cm" svg:height="0.508cm" svg:x="29.575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54cm" svg:height="0.254cm" svg:x="29.70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9.194cm" svg:y1="8.493cm" svg:x2="29.575cm" svg:y2="8.493cm" svg:d="M29194 8493h381" svg:viewBox="0 0 382 1">
          <text:p/>
        </draw:connector>
        <draw:line draw:style-name="gr2" draw:text-style-name="P3" draw:layer="layout" svg:x1="30.083cm" svg:y1="8.493cm" svg:x2="30.464cm" svg:y2="8.493cm">
          <text:p/>
        </draw:line>
        <draw:custom-shape draw:style-name="gr1" draw:text-style-name="P2" draw:layer="layout" svg:width="1.397cm" svg:height="0.254cm" svg:x="30.464cm" svg:y="8.366cm">
          <text:p text:style-name="P1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18cm" svg:height="0.381cm" svg:x="27.67cm" svg:y="9.001cm">
          <text:p text:style-name="P1"><text:span text:style-name="T1">Set Flow to zero on boundary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1.049cm" svg:height="2.384cm" svg:x="11.795cm" svg:y="7.125cm">
          <draw:text-box>
            <text:p>3D Flow Prediction Network</text:p>
          </draw:text-box>
        </draw:frame>
        <draw:custom-shape draw:style-name="gr1" draw:text-style-name="P2" draw:layer="layout" svg:width="1.397cm" svg:height="0.254cm" svg:x="3.159cm" svg:y="8.359cm">
          <text:p text:style-name="P1"><text:span text:style-name="T1">Boundary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33" draw:id="id33" draw:layer="layout" svg:x1="4.556cm" svg:y1="8.486cm" svg:x2="5.191cm" svg:y2="8.486cm">
          <text:p/>
        </draw:line>
        <draw:connector draw:style-name="gr2" draw:text-style-name="P3" draw:layer="layout" draw:line-skew="0.24cm" svg:x1="4.873cm" svg:y1="8.486cm" svg:x2="29.829cm" svg:y2="8.239cm" draw:start-shape="id33" draw:start-glue-point="0" draw:end-shape="id34" draw:end-glue-point="4" svg:d="M4873 8486v-508h24956v261" svg:viewBox="0 0 24957 509">
          <text:p/>
        </draw:connector>
        <draw:frame draw:style-name="gr6" draw:text-style-name="P5" draw:layer="layout" svg:width="9.144cm" svg:height="2.384cm" svg:x="12.43cm" svg:y="11.414cm">
          <draw:text-box>
            <text:p>Heat Prediction Network</text:p>
          </draw:text-box>
        </draw:frame>
        <draw:custom-shape draw:style-name="gr10" draw:text-style-name="P2" xml:id="id35" draw:id="id35" draw:layer="layout" svg:width="1.397cm" svg:height="0.254cm" svg:x="6.207cm" svg:y="12.17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97cm" svg:height="0.254cm" svg:x="7.985cm" svg:y="12.55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6" draw:id="id36" draw:layer="layout" svg:width="1.397cm" svg:height="0.254cm" svg:x="7.985cm" svg:y="12.55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97cm" svg:height="0.254cm" svg:x="9.763cm" svg:y="12.938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7.604cm" svg:y1="12.303cm" svg:x2="7.985cm" svg:y2="12.684cm" draw:start-shape="id35" draw:start-glue-point="1" draw:end-shape="id36" draw:end-glue-point="3" svg:d="M7604 12303h127v381h254" svg:viewBox="0 0 382 382">
          <text:p/>
        </draw:connector>
        <draw:connector draw:style-name="gr2" draw:text-style-name="P3" xml:id="id39" draw:id="id39" draw:layer="layout" draw:type="lines" draw:line-skew="-0.373cm 0.248cm" svg:x1="9.382cm" svg:y1="12.684cm" svg:x2="9.763cm" svg:y2="13.065cm" svg:d="M9382 12684h127v381h254" svg:viewBox="0 0 382 382">
          <text:p/>
        </draw:connector>
        <draw:connector draw:style-name="gr2" draw:text-style-name="P3" xml:id="id41" draw:id="id41" draw:layer="layout" draw:type="lines" draw:line-skew="-0.373cm 0.248cm" svg:x1="11.16cm" svg:y1="13.065cm" svg:x2="11.541cm" svg:y2="13.446cm" svg:d="M11160 13065h127v381h254" svg:viewBox="0 0 382 382">
          <text:p/>
        </draw:connector>
        <draw:custom-shape draw:style-name="gr10" draw:text-style-name="P2" xml:id="id37" draw:id="id37" draw:layer="layout" svg:width="1.397cm" svg:height="0.254cm" svg:x="11.541cm" svg:y="13.319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97cm" svg:height="0.254cm" svg:x="13.319cm" svg:y="13.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8" draw:id="id38" draw:layer="layout" svg:width="1.397cm" svg:height="0.254cm" svg:x="13.319cm" svg:y="13.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12.938cm" svg:y1="13.446cm" svg:x2="13.319cm" svg:y2="13.827cm" draw:start-shape="id37" draw:start-glue-point="1" draw:end-shape="id38" draw:end-glue-point="3" svg:d="M12938 13446h127v381h254" svg:viewBox="0 0 382 382">
          <text:p/>
        </draw:connector>
        <draw:connector draw:style-name="gr2" draw:text-style-name="P3" xml:id="id44" draw:id="id44" draw:layer="layout" draw:type="lines" draw:line-skew="-0.373cm 0.248cm" svg:x1="14.716cm" svg:y1="13.827cm" svg:x2="15.097cm" svg:y2="14.208cm" svg:d="M14716 13827h127v381h254" svg:viewBox="0 0 382 382">
          <text:p/>
        </draw:connector>
        <draw:custom-shape draw:style-name="gr10" draw:text-style-name="P2" draw:layer="layout" svg:width="1.397cm" svg:height="0.254cm" svg:x="15.097cm" svg:y="14.088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16.494cm" svg:y1="14.215cm" svg:x2="16.875cm" svg:y2="13.834cm" svg:d="M16494 14215h127v-381h254" svg:viewBox="0 0 382 382">
          <text:p/>
        </draw:connector>
        <draw:custom-shape draw:style-name="gr10" draw:text-style-name="P2" xml:id="id45" draw:id="id45" draw:layer="layout" svg:width="1.397cm" svg:height="0.254cm" svg:x="16.875cm" svg:y="13.707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18.272cm" svg:y1="13.834cm" svg:x2="18.653cm" svg:y2="13.453cm" svg:d="M18272 13834h127v-381h254" svg:viewBox="0 0 382 382">
          <text:p/>
        </draw:connector>
        <draw:custom-shape draw:style-name="gr10" draw:text-style-name="P2" xml:id="id43" draw:id="id43" draw:layer="layout" svg:width="1.397cm" svg:height="0.254cm" svg:x="18.653cm" svg:y="13.326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0.05cm" svg:y1="13.453cm" svg:x2="20.431cm" svg:y2="13.072cm" svg:d="M20050 13453h127v-381h254" svg:viewBox="0 0 382 382">
          <text:p/>
        </draw:connector>
        <draw:custom-shape draw:style-name="gr10" draw:text-style-name="P2" xml:id="id42" draw:id="id42" draw:layer="layout" svg:width="1.397cm" svg:height="0.254cm" svg:x="20.431cm" svg:y="12.945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1.828cm" svg:y1="13.072cm" svg:x2="22.209cm" svg:y2="12.691cm" svg:d="M21828 13072h127v-381h254" svg:viewBox="0 0 382 382">
          <text:p/>
        </draw:connector>
        <draw:custom-shape draw:style-name="gr10" draw:text-style-name="P2" xml:id="id40" draw:id="id40" draw:layer="layout" svg:width="1.397cm" svg:height="0.254cm" svg:x="22.209cm" svg:y="12.564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draw:line-skew="-0.373cm 0.248cm" svg:x1="23.606cm" svg:y1="12.691cm" svg:x2="23.987cm" svg:y2="12.31cm" svg:d="M23606 12691h127v-381h254" svg:viewBox="0 0 382 382">
          <text:p/>
        </draw:connector>
        <draw:custom-shape draw:style-name="gr10" draw:text-style-name="P2" xml:id="id46" draw:id="id46" draw:layer="layout" svg:width="1.397cm" svg:height="0.254cm" svg:x="23.987cm" svg:y="12.183cm">
          <text:p text:style-name="P1"><text:span text:style-name="T1">2 Res 3x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501cm" svg:x1="9.382cm" svg:y1="12.684cm" svg:x2="22.209cm" svg:y2="12.691cm" draw:start-shape="id39" draw:start-glue-point="2" draw:end-shape="id40" draw:end-glue-point="3" svg:d="M9382 12684h6603v7h6224" svg:viewBox="0 0 12828 8">
          <text:p/>
        </draw:connector>
        <draw:connector draw:style-name="gr4" draw:text-style-name="P1" draw:layer="layout" draw:line-skew="0.501cm" svg:x1="11.16cm" svg:y1="13.065cm" svg:x2="20.431cm" svg:y2="13.072cm" draw:start-shape="id41" draw:start-glue-point="2" draw:end-shape="id42" draw:end-glue-point="3" svg:d="M11160 13065h4825v7h4446" svg:viewBox="0 0 9272 8">
          <text:p/>
        </draw:connector>
        <draw:connector draw:style-name="gr4" draw:text-style-name="P1" draw:layer="layout" svg:x1="12.938cm" svg:y1="13.446cm" svg:x2="18.653cm" svg:y2="13.453cm" draw:start-shape="id37" draw:start-glue-point="1" draw:end-shape="id43" draw:end-glue-point="3" svg:d="M12938 13446h2857v7h2858" svg:viewBox="0 0 5716 8">
          <text:p/>
        </draw:connector>
        <draw:connector draw:style-name="gr4" draw:text-style-name="P1" draw:layer="layout" draw:line-skew="0.501cm" svg:x1="14.716cm" svg:y1="13.827cm" svg:x2="16.875cm" svg:y2="13.834cm" draw:start-shape="id44" draw:start-glue-point="2" draw:end-shape="id45" draw:end-glue-point="3" svg:d="M14716 13827h1269v7h890" svg:viewBox="0 0 2160 8">
          <text:p/>
        </draw:connector>
        <draw:custom-shape draw:style-name="gr10" draw:text-style-name="P2" xml:id="id47" draw:id="id47" draw:layer="layout" svg:width="1.397cm" svg:height="0.254cm" svg:x="25.765cm" svg:y="12.183cm">
          <text:p text:style-name="P1"><text:span text:style-name="T1">Conv 3x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5.384cm" svg:y1="12.31cm" svg:x2="25.765cm" svg:y2="12.31cm" draw:start-shape="id46" draw:start-glue-point="1" draw:end-shape="id47" draw:end-glue-point="3" svg:d="M25384 12310h381" svg:viewBox="0 0 382 1">
          <text:p/>
        </draw:connector>
        <draw:custom-shape draw:style-name="gr10" draw:text-style-name="P2" draw:layer="layout" svg:width="1.397cm" svg:height="0.254cm" svg:x="4.175cm" svg:y="12.176cm">
          <text:p text:style-name="P1"><text:span text:style-name="T1">Bounda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572cm" svg:y1="12.303cm" svg:x2="6.207cm" svg:y2="12.303cm">
          <text:p/>
        </draw:line>
        <draw:connector draw:style-name="gr2" draw:text-style-name="P3" draw:layer="layout" svg:x1="27.162cm" svg:y1="12.31cm" svg:x2="27.543cm" svg:y2="12.31cm" svg:d="M27162 12310h381" svg:viewBox="0 0 382 1">
          <text:p/>
        </draw:connector>
        <draw:custom-shape draw:style-name="gr10" draw:text-style-name="P2" draw:layer="layout" svg:width="1.397cm" svg:height="0.254cm" svg:x="27.486cm" svg:y="12.19cm">
          <text:p text:style-name="P1"><text:span text:style-name="T1">Hea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74cm" svg:y1="12.31cm" svg:x2="23.987cm" svg:y2="12.31cm" draw:end-shape="id46" draw:end-glue-point="3" svg:d="M7674 12310h16313" svg:viewBox="0 0 1631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95cm" fo:page-height="16.1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6:38:37.057736302</meta:creation-date>
    <dc:date>2017-10-26T20:45:01.795651103</dc:date>
    <meta:editing-duration>PT14M19S</meta:editing-duration>
    <meta:editing-cycles>3</meta:editing-cycles>
    <meta:generator>LibreOffice/5.1.6.2$Linux_X86_64 LibreOffice_project/10m0$Build-2</meta:generator>
    <meta:document-statistic meta:object-count="125"/>
  </office:meta>
</office:document-meta>
</file>